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1f6d" officeooo:paragraph-rsid="00151f6d"/>
    </style:style>
    <style:style style:name="P2" style:family="paragraph" style:parent-style-name="Standard">
      <style:text-properties style:text-underline-style="none" fo:font-weight="normal" officeooo:rsid="00151f6d" officeooo:paragraph-rsid="00151f6d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51f6d" officeooo:paragraph-rsid="00151f6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7138f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17138f"/>
    </style:style>
    <style:style style:name="T4" style:family="text">
      <style:text-properties officeooo:rsid="0017138f"/>
    </style:style>
    <style:style style:name="T5" style:family="text">
      <style:text-properties officeooo:rsid="0017a2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Schéma relationnel</text:p>
      <text:p text:style-name="Standard"/>
      <text:p text:style-name="Standard"/>
      <text:p text:style-name="Standard">Indication : # clé étrangère, gras+soulignement clé primaire</text:p>
      <text:p text:style-name="Standard"/>
      <text:p text:style-name="Standard"/>
      <text:p text:style-name="Standard">Utilisateur(<text:span text:style-name="T1">id_user</text:span>,login,password,nom,prenom,date_naissance,email,langue)</text:p>
      <text:p text:style-name="Standard"/>
      <text:p text:style-name="P1">Emission(<text:span text:style-name="T1">id_emi</text:span>,nom_emi)</text:p>
      <text:p text:style-name="P1"/>
      <text:p text:style-name="P1">Categorie(<text:span text:style-name="T1">categorie)</text:span></text:p>
      <text:p text:style-name="P3"/>
      <text:p text:style-name="P2">Categorie_emission(#<text:span text:style-name="T1">id_emi</text:span>,#<text:span text:style-name="T5">categorie</text:span>)</text:p>
      <text:p text:style-name="P2"/>
      <text:p text:style-name="P2">Utilisateur_categorie(#<text:span text:style-name="T1">id_user</text:span>,#<text:span text:style-name="T1">categorie</text:span>)</text:p>
      <text:p text:style-name="P2"/>
      <text:p text:style-name="P2">Video(<text:span text:style-name="T1">id_video</text:span>,#<text:span text:style-name="T4">id_emi</text:span><text:span text:style-name="T1">,</text:span>nom_v,date_diffusion,descriptif,pays_origine,duree,multilingue)</text:p>
      <text:p text:style-name="P2"/>
      <text:p text:style-name="P2">Favoris(#<text:span text:style-name="T1">id_user</text:span>,#<text:span text:style-name="T1">id_video</text:span>)</text:p>
      <text:p text:style-name="P2"/>
      <text:p text:style-name="P2">Abonnement(#<text:span text:style-name="T1">id_user</text:span>,#<text:span text:style-name="T1">id_emi</text:span>)</text:p>
      <text:p text:style-name="P2"/>
      <text:p text:style-name="P2">Historique(#id_user,#id_video,date_visionnage)</text:p>
      <text:p text:style-name="P2"/>
      <text:p text:style-name="P2">Suggestions(#<text:span text:style-name="T1">id_user</text:span>,#<text:span text:style-name="T1">id_video</text:span>)</text:p>
      <text:p text:style-name="P2"/>
      <text:p text:style-name="P2">Newsletter(<text:span text:style-name="T2">id_news,</text:span><text:span text:style-name="T4">texte</text:span><text:span text:style-name="T1">)</text:span></text:p>
      <text:p text:style-name="P3"/>
      <text:p text:style-name="P2">Archives(<text:span text:style-name="T1">id_archive</text:span>,<text:span text:style-name="T4">id_video,id_emi,nom_v,descriptif,pays_origine,duree</text:span><text:span text:style-name="T1">)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20:44:07.403202828</meta:creation-date>
    <dc:date>2020-12-21T19:18:30.185672864</dc:date>
    <meta:editing-duration>PT17M4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22" meta:character-count="594" meta:non-whitespace-character-count="583"/>
  </office:meta>
</office:document-meta>
</file>